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potenziell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ersten Vorschlag des Autors wieder. Es ist vereinzelt Feedback eingeflossen (siehe "Mitwirkende").</text:p>
      <text:h text:style-name="Heading_20_2" text:outline-level="2">Überblick</text:h>
      <text:p text:style-name="First_20_paragraph">Der Entwurf umfasst im ersten Schritt die abstrakte Beschreibung eines Datenmodells.</text:p>
      <text:h text:style-name="Heading_20_3" text:outline-level="3">Noch nicht abgedeckt:</text:h>
      <text:list text:style-name="L1">
        <text:list-item>
          <text:p text:style-name="P1">Angaben von Personen zu Tätigkeiten (z.B. Auskunft nach § 17 Korruptionsbekämpfungsgesetz). Diese werden von mehreren Systemen geführt und ausgegeben.</text:p>
        </text:list-item>
        <text:list-item>
          <text:p text:style-name="P1">Änderungsdatum (bei allen Objekttypen relevant)</text:p>
        </text:list-item>
        <text:list-item>
          <text:p text:style-name="P1">Unterscheidung von Rollen bzw. Zuständigkeiten zwischen Drucksachen und Tagesordnungspunkten (z.B. federführende Beratung, konsultierende Beratung etc.)</text:p>
        </text:list-item>
      </text:list>
      <text:h text:style-name="Heading_20_2" text:outline-level="2">Nächste Schritte</text:h>
      <text:list text:style-name="L2">
        <text:list-item>
          <text:p text:style-name="P2">Bis Ende Mai 2012: Einsammeln von Feedback zum Entwurf des Datenmodells</text:p>
        </text:list-item>
        <text:list-item>
          <text:p text:style-name="P2">Anpassen des Entwurfs anhand von Feedback</text:p>
        </text:list-item>
        <text:list-item>
          <text:p text:style-name="P2">Erarbeitung eines Entwurfs für eine HTTP-basierte Schnittstelle zum lesenden Zugriff auf Daten. Darin soll beschrieben werden, wie über HTTP die zuvor beschriebenen Daten abgerufen werden sollen.</text:p>
        </text:list-item>
      </text:list>
      <text:h text:style-name="Heading_20_2" text:outline-level="2">Feedback</text:h>
      <text:p text:style-name="First_20_paragraph">Feedback wird dringend benötigt und ist daher herzlichst willkommen. Feedback kann auf den folgenden Wegen eingereicht werden:</text:p>
      <text:list text:style-name="L3">
        <text:list-item>
          <text:p text:style-name="P3">Als Pull Requests über Github, direkt am Quelltext</text:p>
        </text:list-item>
        <text:list-item>
          <text:p text:style-name="P3">Über Issues auf Github</text:p>
        </text:list-item>
        <text:list-item>
          <text:p text:style-name="P3">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marians/open-ris-specs" office:name=""><text:span text:style-name="Definition">https://github.com/marians/open-ris-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4">
        <text:list-item>
          <text:p text:style-name="P4">Erzeugen Sie sich, sofern noch nicht geschehen, ein Benutzerkonto auf Github.</text:p>
        </text:list-item>
        <text:list-item>
          <text:p text:style-name="P4">Duplizieren (<text:span text:style-name="T6">forken</text:span>) Sie das oben genannte Repository</text:p>
        </text:list-item>
        <text:list-item>
          <text:p text:style-name="P4">Nehmen Sie die gewünschten Änderungen an Ihrem Repository vor. Committen Sie diese Änderungen möglichst kleinteilig.</text:p>
        </text:list-item>
        <text:list-item>
          <text:p text:style-name="P4">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marians/open-ris-specs/issues" office:name=""><text:span text:style-name="Definition">https://github.com/marians/open-ris-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en-ris-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5">
        <text:list-item>
          <text:p text:style-name="P5">Stadt Köln [2] - Plattform: Somacos SessionNet [3]</text:p>
        </text:list-item>
        <text:list-item>
          <text:p text:style-name="P5">Bezirksverwaltung Berlin Mitte [4] - Plattform: ALLRIS [5]</text:p>
        </text:list-item>
        <text:list-item>
          <text:p text:style-name="P5">Stadt Rösrath [6] - Plattform der Firma PROVOX [7]</text:p>
        </text:list-item>
        <text:list-item>
          <text:p text:style-name="P5">Stadt Euskirchen [8] - Plattform: SD.NET RIM 4 [9]</text:p>
        </text:list-item>
        <text:list-item>
          <text:p text:style-name="P5">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p text:style-name="Text_20_body">Eigenschaften werden aktuell deutschsprachig benannt. Es wird beabsichtigt, die Benennungen zu einem späteren Zeitpunkt im Entwurfsprozess gegen Eenglischsprachige Begriffe auszutauschen.</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Gebiets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6">
        <text:list-item>
          <text:p text:style-name="P6">Kompakte, einfache und einheitliche Schreibweise für jede Körperschaft.</text:p>
        </text:list-item>
        <text:list-item>
          <text:p text:style-name="P6">Der AGS wird von Behörden genutzt, ist anerkannt und auch in anderen Medien, z.B. der Wikipedia, verbreitet.</text:p>
        </text:list-item>
      </text:list>
      <text:p text:style-name="First_20_paragraph">Nachteil des AGS:</text:p>
      <text:list text:style-name="L7">
        <text:list-item>
          <text:p text:style-name="P7">Führende Nullen machen den Schlüssel fehleranfällig. Bestimmte Systeme wie z.B. Excel könnten den Inhalt als Zahlenwert erkennen und die führenden Nullen automatisch verwerfen.</text:p>
        </text:list-item>
        <text:list-item>
          <text:p text:style-name="P7">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8">
        <text:list-item>
          <text:p text:style-name="P8">Objekte vom Typ "Organisation" sind zwingend genau einer Gebietskörperschaft zugeordnet. So wird beispielseise eine SPD in Köln von einer SPD in Leverkusen unterschieden.</text:p>
        </text:list-item>
        <text:list-item>
          <text:p text:style-name="P8">Objekte vom Typ "Gremium" sind zwingend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9">
        <text:list-item>
          <text:p text:style-name="P9">Objekte vom Typ "Person" referenzieren auf Gremien, um die Mitgliedschaft/Zugehörigkeit einer Person im/zum Gremium zu kennzeichnen.</text:p>
        </text:list-item>
        <text:list-item>
          <text:p text:style-name="P9">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0">Optional</text:span>. Akademische Titel wie "Dr." und "Prof. Dr."</text:p>
      <text:p text:style-name="Definition_20_Term_20_Tight">Geschlecht</text:p>
      <text:p text:style-name="Definition_20_Definition_20_Tight"><text:span text:style-name="T11">Optional</text:span>. Männlich/Weblich</text:p>
      <text:p text:style-name="Definition_20_Term_20_Tight">Beruf</text:p>
      <text:p text:style-name="Definition_20_Definition_20_Tight"><text:span text:style-name="T12">Optional</text:span>. Z.B. "Rechtsanwalt"</text:p>
      <text:p text:style-name="Definition_20_Term_20_Tight">Partei</text:p>
      <text:p text:style-name="Definition_20_Definition_20_Tight"><text:span text:style-name="T13">Optional</text:span>. Z.B. "Bündnis 90/Grüne"</text:p>
      <text:p text:style-name="Definition_20_Term_20_Tight">E-Mail-Adresse</text:p>
      <text:p text:style-name="Definition_20_Definition_20_Tight"><text:span text:style-name="T14">Optional</text:span>.</text:p>
      <text:p text:style-name="Definition_20_Term_20_Tight">Telefon</text:p>
      <text:p text:style-name="Definition_20_Definition_20_Tight"><text:span text:style-name="T15">Optional</text:span>.</text:p>
      <text:p text:style-name="Definition_20_Term_20_Tight">Fax</text:p>
      <text:p text:style-name="Definition_20_Definition_20_Tight"><text:span text:style-name="T16">Optional</text:span>.</text:p>
      <text:p text:style-name="Definition_20_Term_20_Tight">Anschrift</text:p>
      <text:p text:style-name="Definition_20_Definition_20_Tight"><text:span text:style-name="T17">Optional</text:span>. Straße und Hausnummer, Postleitzahl und Ort</text:p>
      <text:h text:style-name="Heading_20_4" text:outline-level="4">Anmerkungen</text:h>
      <text:list text:style-name="L10">
        <text:list-item>
          <text:p text:style-name="P10">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0">Das System PROVOX unterscheidet zwischen privaten und geschäftlichen Anschriften.</text:p>
        </text:list-item>
      </text:list>
      <text:h text:style-name="Heading_20_3" text:outline-level="3">Beziehungen</text:h>
      <text:list text:style-name="L11">
        <text:list-item>
          <text:p text:style-name="P11">Objekte vom Typ "Person" können einer Organisation, z.B. einer Fraktion, zugeornet werden. Diese Beziehung ist datiert.</text:p>
        </text:list-item>
        <text:list-item>
          <text:p text:style-name="P11">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2">
        <text:list-item>
          <text:p text:style-name="P12">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3">
        <text:list-item>
          <text:p text:style-name="P13">Jede Organisationen gehört zu einer Gebietskörperschaft.</text:p>
        </text:list-item>
        <text:list-item>
          <text:p text:style-name="P13">Personen können Organisationen angehören (<text:span text:style-name="T18">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9">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ggf. Uhrzeit des Anfangszeitpunkts der Sitzung</text:p>
      <text:p text:style-name="Definition_20_Term_20_Tight">Ende</text:p>
      <text:p text:style-name="Definition_20_Definition_20_Tight"><text:span text:style-name="T20">Optional</text:span>. Datum und Uhrzeit vom Ende der Sitzung</text:p>
      <text:h text:style-name="Heading_20_3" text:outline-level="3">Beziehungen</text:h>
      <text:list text:style-name="L14">
        <text:list-item>
          <text:p text:style-name="P14">Sitzungen sind grundsätzlich genau einem Gremium zugeordnet.</text:p>
        </text:list-item>
        <text:list-item>
          <text:p text:style-name="P14">Personen sind Sitzungen zugeordnet, um die Teilnahme an der Sitzung auszudrücken.</text:p>
        </text:list-item>
        <text:list-item>
          <text:p text:style-name="P14">Dokumente können vom Typ "Sitzung" <text:span text:style-name="T21">optional</text:span> zu mehreren Zwecken referenziert werden:</text:p>
          <text:list text:style-name="L15">
            <text:list-item>
              <text:p text:style-name="P15">Zum Verweis auf die Einladung zur Sitzung</text:p>
            </text:list-item>
            <text:list-item>
              <text:p text:style-name="P15">Zum Verweis auf das Ergebnisprotokoll zur Sitzung</text:p>
            </text:list-item>
            <text:list-item>
              <text:p text:style-name="P15">Zum Verweis auf das Wortprotokoll zur Sitzung</text:p>
            </text:list-item>
          </text:list>
        </text:list-item>
        <text:list-item>
          <text:p text:style-name="P14">Weiterhin können Sitzungen beliebige weitere Dokumente, die keine eigenständigen Drucksachen sind, referenzieren.</text:p>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22">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6">
        <text:list-item>
          <text:p text:style-name="P16">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7">
        <text:list-item>
          <text:p text:style-name="P17">Jeder Tagesordnungspunkt gehört zu einer Sitzung.</text:p>
        </text:list-item>
        <text:list-item>
          <text:p text:style-name="P17">Es können mehrere Objekte vom Typ "Stimmabgabe" referenziert werden, um das Abstimmungsverhalten von Fraktionen oder Einzelpersonen zu dokumentieren.</text:p>
        </text:list-item>
        <text:list-item>
          <text:p text:style-name="P17">Es können Personen referenziert werden, die während der Abstimmung zu diesem Tagesordnungspunkt <text:span text:style-name="T23">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8">
        <text:list-item>
          <text:p text:style-name="P18">Jede Stimmabgabe gehört zu genau einem Tagesordnungspunkt.</text:p>
        </text:list-item>
        <text:list-item>
          <text:p text:style-name="P18">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9">
        <text:list-item>
          <text:p text:style-name="P19"><text:span text:style-name="T24">Beschlussvorlage</text:span>: Entscheidungsvorschlag der Verwaltung</text:p>
        </text:list-item>
        <text:list-item>
          <text:p text:style-name="P19"><text:span text:style-name="T25">Antrag</text:span>: Entscheidungsvorschlag einer Fraktionen bzw. mehrerer Fraktionen oder einer/mehrerer Einzelperson/en</text:p>
        </text:list-item>
        <text:list-item>
          <text:p text:style-name="P19"><text:span text:style-name="T26">Anfrage</text:span>: Frage(n) einer oder mehrerer Fraktion oder Einzelpersonen an die Verwaltung</text:p>
        </text:list-item>
        <text:list-item>
          <text:p text:style-name="P19"><text:span text:style-name="T27">Mitteilung</text:span><text:span text:style-name="T28">/</text:span><text:span text:style-name="T29">Stellungnahme</text:span><text:span text:style-name="T30"> </text:span><text:span text:style-name="T31">der</text:span><text:span text:style-name="T32"> </text:span><text:span text:style-name="T33">Verwaltung</text:span>: Eine Information der Verwaltung an einzelne oder mehrere Gremien. Darunter fallen nicht Beantwortungen von Anfragen.</text:p>
        </text:list-item>
        <text:list-item>
          <text:p text:style-name="P19"><text:span text:style-name="T34">Beantwortung</text:span><text:span text:style-name="T35"> </text:span><text:span text:style-name="T36">einer</text:span><text:span text:style-name="T37"> </text:span><text:span text:style-name="T3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20">
        <text:list-item>
          <text:p text:style-name="P20">Es muss genau ein <text:span text:style-name="T39">Hauptdokument</text:span> (Objekttyp "Dokument") referenziert werden.</text:p>
        </text:list-item>
        <text:list-item>
          <text:p text:style-name="P20">Es können beliebig viele weitere Dokumente referenziert werden, die als nachgeordnete <text:span text:style-name="T40">Anlagen</text:span> zur Drucksache verstanden werden.</text:p>
        </text:list-item>
        <text:list-item>
          <text:p text:style-name="P20">Es kann ein <text:span text:style-name="T41">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20">Drucksachen können <text:span text:style-name="T42">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20">Es können beliebig viele <text:span text:style-name="T4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20">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4">Anfrage</text:span> beinhaltet. Denkbar sind auch Verweise auf frühere Drucksachen zum selben Thema. Zu klären ist, wie die verschiedenen möglichen Beziehungen formell ausgedrückt werden.</text:p>
        </text:list-item>
        <text:list-item>
          <text:p text:style-name="P20">Drucksachen können zu beliebig vielen Tagesordnungspunkten in Beziehung stehen, um die <text:span text:style-name="T45">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1">
        <text:list-item>
          <text:p text:style-name="P21">Dokumente gehören zwingend zu einer <text:span text:style-name="T46">Drucksache</text:span>, optional auch zu mehreren. Ein Dokument kann entweder als Hauptdokument einer Drucksache oder als Anlage eingestuft sein.</text:p>
        </text:list-item>
        <text:list-item>
          <text:p text:style-name="P21">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7">Optional</text:span><text:span text:style-name="T48">.</text:span> Textliche Beschreibung eines Orts, z.B. in Form einer Adresse</text:p>
      <text:p text:style-name="Definition_20_Term_20_Tight">Koordinaten</text:p>
      <text:p text:style-name="Definition_20_Definition_20_Tight"><text:span text:style-name="T49">Optional</text:span><text:span text:style-name="T50">.</text:span> Längen- und Breitenangabe des Orts im WGS-84-System [11]</text:p>
      <text:h text:style-name="Heading_20_3" text:outline-level="3">Beziehungen</text:h>
      <text:list text:style-name="L22">
        <text:list-item>
          <text:p text:style-name="P22">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